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style:tab-stops>
          <style:tab-stop style:position="0.503cm"/>
          <style:tab-stop style:position="0.979cm"/>
          <style:tab-stop style:position="1.482cm"/>
        </style:tab-stops>
      </style:paragraph-properties>
      <style:text-properties style:font-name="Times New Roman" fo:font-size="11pt" style:font-size-asian="11pt" style:font-size-complex="11pt"/>
    </style:style>
    <style:style style:name="P2" style:family="paragraph" style:parent-style-name="Text_20_body">
      <style:paragraph-properties>
        <style:tab-stops>
          <style:tab-stop style:position="0.503cm"/>
          <style:tab-stop style:position="0.979cm"/>
          <style:tab-stop style:position="1.482cm"/>
        </style:tab-stops>
      </style:paragraph-properties>
      <style:text-properties style:font-name="Courier New" fo:font-size="13pt" style:font-size-asian="13pt" style:font-size-complex="13pt"/>
    </style:style>
    <style:style style:name="P3" style:family="paragraph" style:parent-style-name="Preformatted_20_Text">
      <style:text-properties style:font-name="Times New Roman" fo:font-size="13pt" style:font-size-asian="13pt" style:font-size-complex="13pt"/>
    </style:style>
    <style:style style:name="P4" style:family="paragraph" style:parent-style-name="Preformatted_20_Text">
      <style:paragraph-properties>
        <style:tab-stops>
          <style:tab-stop style:position="0.503cm"/>
          <style:tab-stop style:position="0.979cm"/>
          <style:tab-stop style:position="1.482cm"/>
        </style:tab-stops>
      </style:paragraph-properties>
      <style:text-properties style:font-name="Times New Roman" fo:font-size="13pt" style:font-size-asian="13pt" style:font-size-complex="13pt"/>
    </style:style>
    <style:style style:name="P5" style:family="paragraph" style:parent-style-name="Preformatted_20_Text">
      <style:paragraph-properties fo:margin-top="0cm" fo:margin-bottom="0.499cm" style:contextual-spacing="false"/>
      <style:text-properties style:font-name="Times New Roman" fo:font-size="13pt" style:font-size-asian="13pt" style:font-size-complex="13pt"/>
    </style:style>
    <style:style style:name="P6" style:family="paragraph" style:parent-style-name="Standard">
      <style:text-properties style:font-name="Times New Roman" fo:font-size="13pt" style:font-size-asian="13pt" style:font-size-complex="13pt"/>
    </style:style>
    <style:style style:name="P7" style:family="paragraph" style:parent-style-name="Standard">
      <style:text-properties fo:font-size="13pt" style:font-size-asian="13pt" style:font-size-complex="13pt"/>
    </style:style>
    <style:style style:name="P8" style:family="paragraph" style:parent-style-name="Heading_20_2">
      <style:paragraph-properties fo:break-before="page"/>
    </style:style>
    <style:style style:name="P9" style:family="paragraph" style:parent-style-name="Heading_20_2">
      <style:paragraph-properties fo:margin-top="0.21cm" fo:margin-bottom="0.21cm" style:contextual-spacing="false" style:writing-mode="page"/>
      <style:text-properties style:font-name="Arial" fo:font-size="14pt" fo:font-weight="bold" style:font-size-asian="14pt" style:font-weight-asian="bold" style:font-size-complex="14pt" style:font-weight-complex="bold"/>
    </style:style>
    <style:style style:name="T1" style:family="text">
      <style:text-properties fo:font-style="italic" style:font-style-asian="italic" style:font-style-complex="italic"/>
    </style:style>
    <style:style style:name="T2" style:family="text">
      <style:text-properties fo:font-style="italic" officeooo:rsid="000a9065" style:font-style-asian="italic" style:font-style-complex="italic"/>
    </style:style>
    <style:style style:name="T3" style:family="text">
      <style:text-properties fo:font-style="italic" officeooo:rsid="000a098b" style:font-style-asian="italic" style:font-style-complex="italic"/>
    </style:style>
    <style:style style:name="T4" style:family="text">
      <style:text-properties fo:language="zxx" fo:country="none" fo:font-style="italic" officeooo:rsid="000a9065" style:language-asian="zxx" style:country-asian="none" style:font-style-asian="italic" style:language-complex="zxx" style:country-complex="none" style:font-style-complex="italic"/>
    </style:style>
    <style:style style:name="T5" style:family="text">
      <style:text-properties style:font-name="Courier New"/>
    </style:style>
    <style:style style:name="T6" style:family="text">
      <style:text-properties style:font-name="Times New Roman"/>
    </style:style>
    <style:style style:name="T7" style:family="text">
      <style:text-properties officeooo:rsid="0001bf8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2">Szenario</text:h>
      <text:p text:style-name="P4">Das Unternehmen Microtoft Ltd. hat 20 <text:span text:style-name="T5">Mitarbeiter </text:span>und eine <text:span text:style-name="T5">Küche</text:span>, in der eine <text:span text:style-name="T5">Kaffeemaschine </text:span>steht.</text:p>
      <text:p text:style-name="P3"/>
      <text:p text:style-name="P3">Aus der <text:span text:style-name="T5">Kaffeemaschine </text:span>kann man entweder Kaffee oder Espresso zapfen – beides wird mit 20g Espressopulver gebraut, aber der Kaffee hat 150ml Wasser, der Espresso nur 50ml. In die <text:span text:style-name="T5">Kaffeemaschine </text:span>kann man Wasser und Kaffee nachfüllen; die Maschine fasst maximal 2000ml Wasser und 600g Espressopulver. </text:p>
      <text:p text:style-name="P3"/>
      <text:p text:style-name="P3">Die <text:span text:style-name="T5">Mitarbeiter </text:span>haben einen Namen und kennen die <text:span text:style-name="T5">Küche</text:span>. Dort können sie aus der <text:span text:style-name="T5">Kaffeemaschine </text:span>einen oder mehrere Espressos oder einen oder mehrere Kaffees holen (z.B. wenn sie für ihr ganzes Zimmer Kaffee holen). Die Mitarbeiter merken sich auch, wie viele Kaffees und Espressos sie geholt haben, <text:span text:style-name="T7">damit sie das irgendwann mal bezahlen können.</text:span> Außerdem können sie Kaffee oder Wasser nachfüllen, wenn das nötig ist. Beim Kaffee schütten sie immer eine ganze Packung in die Kaffeemaschine (=500g), <text:span text:style-name="T7">bei Wasser nach Bedarf</text:span>.</text:p>
      <text:h text:style-name="Heading_20_2" text:outline-level="2">Aufgaben (Papier)</text:h>
      <text:p text:style-name="P3">a) Zeichne ein Klassendigramm für die Klasse <text:span text:style-name="T5">Kaffeemaschine</text:span>, <text:span text:style-name="T5">Mitarbeiter <text:line-break/> <text:s/></text:span>und <text:span text:style-name="T5">Küche</text:span>.<text:line-break/></text:p>
      <text:p text:style-name="P3">b) Welche Beziehungen bestehen zwischen den Klassen? Begründe.</text:p>
      <text:p text:style-name="P5">c) Schriftlich: Implementiere die Klasse <text:span text:style-name="T5">Kaffeemaschine</text:span>.<text:line-break/></text:p>
      <text:h text:style-name="P9" text:outline-level="2">Aufgaben (am PC)</text:h>
      <text:p text:style-name="P6">Mit Eclipse: Öffne das Package <text:span text:style-name="T5">wiederholungEF</text:span>. <text:line-break/></text:p>
      <text:p text:style-name="P6">d) (auf Papier:) beschreibe mit geeigneten Fachbegriffen, was passiert, wenn der <text:line-break/> <text:s text:c="4"/>Kaffeetrinker Wasser nachfüllt.<text:line-break/></text:p>
      <text:p text:style-name="P7"><text:span text:style-name="T6">e) (auf Papier:) Erläutere, wie die Beziehung zwischen </text:span><text:span text:style-name="T5">Kaffeetrinker </text:span><text:span text:style-name="T6">und <text:line-break/> <text:s text:c="4"/></text:span><text:span text:style-name="T5">Kaffeekueche </text:span><text:span text:style-name="T6">in Java realisiert wird.<text:line-break/></text:span></text:p>
      <text:p text:style-name="P7"><text:span text:style-name="T6">f) </text:span>Starte im package <text:span text:style-name="T5">wiederholungEF </text:span>die Klasse <text:span text:style-name="T5">Kaffeekueche</text:span><text:span text:style-name="T6">.<text:line-break/> <text:s text:c="3"/>Ergänze die Implementierungen von </text:span><text:span text:style-name="T5">Kaffeemaschine</text:span><text:span text:style-name="T6">, <text:line-break/> <text:s text:c="3"/></text:span><text:span text:style-name="T5">Kaffeetrinker </text:span><text:span text:style-name="T6">(=Mitarbeiter!) und </text:span><text:span text:style-name="T5">Kaffeekueche</text:span></text:p>
      <text:p text:style-name="P2"/>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tyle="italic" style:font-style-asian="italic" style:font-style-complex="italic"/>
    </style:style>
    <style:style style:name="MT2" style:family="text">
      <style:text-properties fo:font-style="italic" officeooo:rsid="000a9065"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Informatik Q1 </text:span><text:span text:style-name="MT2">GK</text:span><text:span text:style-name="MT1"><text:tab/>Beziehungen zwischen Klassen <text:tab/></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24M24S</meta:editing-duration>
    <meta:editing-cycles>19</meta:editing-cycles>
    <meta:generator>LibreOffice/7.1.5.2$Windows_X86_64 LibreOffice_project/85f04e9f809797b8199d13c421bd8a2b025d52b5</meta:generator>
    <dc:date>2025-08-19T16:23:15.963000000</dc:date>
    <meta:print-date>2017-09-11T18:17:51.093000000</meta:print-date>
    <meta:document-statistic meta:table-count="0" meta:image-count="0" meta:object-count="0" meta:page-count="1" meta:paragraph-count="14" meta:word-count="229" meta:character-count="1661" meta:non-whitespace-character-count="1412"/>
    <meta:user-defined meta:name="Info 1"/>
    <meta:user-defined meta:name="Info 2"/>
    <meta:user-defined meta:name="Info 3"/>
    <meta:user-defined meta:name="Info 4"/>
  </office:meta>
</office:document-meta>
</file>